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cm"/>
    </style:style>
    <style:style style:name="co2" style:family="table-column">
      <style:table-column-properties fo:break-before="auto" style:column-width="5.22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281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35cm"/>
    </style:style>
    <style:style style:name="co10" style:family="table-column">
      <style:table-column-properties fo:break-before="auto" style:column-width="20.09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35cm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cell-protect="hidden-and-protected" style:print-content="false"/>
    </style:style>
    <style:style style:name="ce12" style:family="table-cell" style:parent-style-name="Default">
      <style:text-properties fo:color="#ff3333"/>
    </style:style>
    <style:style style:name="ce13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Bestand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row table:style-name="ro1">
          <table:table-cell table:style-name="ce1" office:value-type="string">
            <text:p>Menge</text:p>
          </table:table-cell>
          <table:table-cell table:style-name="ce1" office:value-type="string">
            <text:p>Name</text:p>
          </table:table-cell>
          <table:table-cell office:value-type="string">
            <text:p>Datenblatt</text:p>
          </table:table-cell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duino Mini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x 48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LN 280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CP 23017</text:p>
          </table:table-cell>
          <table:table-cell/>
        </table:table-row>
        <table:table-row table:style-name="ro1">
          <table:table-cell/>
          <table:table-cell office:value-type="string">
            <text:p>PCA963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RF360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RF380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12">
            <text:p>781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BR101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DS35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TY81/11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W Metall 330Ohm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W 100mOhn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0V 1000µF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6V 1000µF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50V 100µF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GB Platine und bestückt</text:p>
          </table:table-cell>
          <table:table-cell/>
        </table:table-row>
      </table:table>
      <table:table table:name="Mosfet-Treiber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3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1"/>
        <table:table-column table:style-name="co3" table:default-cell-style-name="Default"/>
        <table:table-row table:style-name="ro1">
          <table:table-cell table:style-name="ce1" office:value-type="string" table:number-columns-spanned="8" table:number-rows-spanned="1">
            <text:p>Mosfet Treiber</text:p>
          </table:table-cell>
          <table:covered-table-cell table:number-columns-repeated="5"/>
          <table:covered-table-cell table:style-name="Default"/>
          <table:covered-table-cell/>
        </table:table-row>
        <table:table-row table:style-name="ro2">
          <table:table-cell table:style-name="Default" office:value-type="string">
            <text:p>Menge </text:p>
          </table:table-cell>
          <table:table-cell office:value-type="string">
            <text:p>Name</text:p>
          </table:table-cell>
          <table:table-cell office:value-type="string">
            <text:p>Bestand</text:p>
          </table:table-cell>
          <table:table-cell office:value-type="string">
            <text:p>Kosten</text:p>
          </table:table-cell>
          <table:table-cell office:value-type="string">
            <text:p>Summe total</text:p>
          </table:table-cell>
          <table:table-cell office:value-type="string">
            <text:p>Summe Rest</text:p>
          </table:table-cell>
          <table:table-cell table:style-name="Default" office:value-type="string">
            <text:p>Link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BSS169</text:p>
          </table:table-cell>
          <table:table-cell office:value-type="float" office:value="0">
            <text:p>0</text:p>
          </table:table-cell>
          <table:table-cell office:value-type="float" office:value="0.19">
            <text:p>0,19</text:p>
          </table:table-cell>
          <table:table-cell table:formula="of:=[.A3]*[.D3]" office:value-type="float" office:value="1.14">
            <text:p>1,14</text:p>
          </table:table-cell>
          <table:table-cell table:formula="of:=([.A3]-[.C3])*[.D3]" office:value-type="float" office:value="1.14">
            <text:p>1,14</text:p>
          </table:table-cell>
          <table:table-cell office:value-type="string">
            <text:p><text:a xlink:href="https://www.reichelt.de/BS-Transistoren/BSS-169-SMD/3/index.html?ACTION=3&amp;LA=446&amp;ARTICLE=115903&amp;GROUPID=2884&amp;artnr=BSS+169+SMD&amp;SEARCH=bss12">https://www.reichelt.de/BS-Transistoren/BSS-169-SMD/3/index.html?ACTION=3&amp;LA=446&amp;ARTICLE=115903&amp;GROUPID=2884&amp;artnr=BSS+169+SMD&amp;SEARCH=bss12</text:a>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RF9530</text:p>
          </table:table-cell>
          <table:table-cell office:value-type="float" office:value="0">
            <text:p>0</text:p>
          </table:table-cell>
          <table:table-cell office:value-type="float" office:value="0.48">
            <text:p>0,48</text:p>
          </table:table-cell>
          <table:table-cell table:formula="of:=[.A4]*[.D4]" office:value-type="float" office:value="0.96">
            <text:p>0,96</text:p>
          </table:table-cell>
          <table:table-cell table:formula="of:=([.A4]-[.C4])*[.D4]" office:value-type="float" office:value="0.96">
            <text:p>0,96</text:p>
          </table:table-cell>
          <table:table-cell office:value-type="string">
            <text:p><text:a xlink:href="https://www.reichelt.de/IRC-IRF-Transistoren/IRF-9530N/3/index.html?ACTION=3&amp;LA=446&amp;ARTICLE=90235&amp;GROUPID=2891&amp;artnr=IRF+9530N&amp;SEARCH=IRF9530">https://www.reichelt.de/IRC-IRF-Transistoren/IRF-9530N/3/index.html?ACTION=3&amp;LA=446&amp;ARTICLE=90235&amp;GROUPID=2891&amp;artnr=IRF+9530N&amp;SEARCH=IRF9530</text:a>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BR10100</text:p>
          </table:table-cell>
          <table:table-cell office:value-type="float" office:value="2">
            <text:p>2</text:p>
          </table:table-cell>
          <table:table-cell office:value-type="float" office:value="0.43">
            <text:p>0,43</text:p>
          </table:table-cell>
          <table:table-cell table:formula="of:=[.A5]*[.D5]" office:value-type="float" office:value="0.86">
            <text:p>0,86</text:p>
          </table:table-cell>
          <table:table-cell table:formula="of:=([.A5]-[.C5])*[.D5]" office:value-type="float" office:value="0">
            <text:p>0</text:p>
          </table:table-cell>
          <table:table-cell office:value-type="string">
            <text:p><text:a xlink:href="https://www.reichelt.de/MR-MURS-P600-RGP-Dioden/MBR-10100/3/index.html?ACTION=3&amp;LA=446&amp;ARTICLE=41965&amp;GROUPID=2990&amp;artnr=MBR+10100&amp;SEARCH=MBR10100">https://www.reichelt.de/MR-MURS-P600-RGP-Dioden/MBR-10100/3/index.html?ACTION=3&amp;LA=446&amp;ARTICLE=41965&amp;GROUPID=2990&amp;artnr=MBR+10100&amp;SEARCH=MBR10100</text:a>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0KR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[.A6]*[.D6]" office:value-type="float" office:value="0.04">
            <text:p>0,04</text:p>
          </table:table-cell>
          <table:table-cell table:formula="of:=([.A6]-[.C6])*[.D6]" office:value-type="float" office:value="0.04">
            <text:p>0,04</text:p>
          </table:table-cell>
          <table:table-cell office:value-type="string">
            <text:p><text:a xlink:href="https://www.reichelt.de/SMD-0805-von-1-bis-910-kOhm/RND-0805-1-10K/3/index.html?ACTION=3&amp;LA=2&amp;ARTICLE=183251&amp;GROUPID=7971&amp;artnr=RND+0805+1+10K&amp;SEARCH=%2A">https://www.reichelt.de/SMD-0805-von-1-bis-910-kOhm/RND-0805-1-10K/3/index.html?ACTION=3&amp;LA=2&amp;ARTICLE=183251&amp;GROUPID=7971&amp;artnr=RND+0805+1+10K&amp;SEARCH=*</text:a>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3,9KR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[.A7]*[.D7]" office:value-type="float" office:value="0.04">
            <text:p>0,04</text:p>
          </table:table-cell>
          <table:table-cell table:formula="of:=([.A7]-[.C7])*[.D7]" office:value-type="float" office:value="0.04">
            <text:p>0,04</text:p>
          </table:table-cell>
          <table:table-cell office:value-type="string">
            <text:p><text:a xlink:href="https://www.reichelt.de/SMD-0805-von-1-bis-910-kOhm/RND-0805-1-3-9K/3/index.html?ACTION=3&amp;LA=2&amp;ARTICLE=183242&amp;GROUPID=7971&amp;artnr=RND+0805+1+3,9K&amp;SEARCH=%2A">https://www.reichelt.de/SMD-0805-von-1-bis-910-kOhm/RND-0805-1-3-9K/3/index.html?ACTION=3&amp;LA=2&amp;ARTICLE=183242&amp;GROUPID=7971&amp;artnr=RND+0805+1+3,9K&amp;SEARCH=*</text:a>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0R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[.A8]*[.D8]" office:value-type="float" office:value="0.04">
            <text:p>0,04</text:p>
          </table:table-cell>
          <table:table-cell table:formula="of:=([.A8]-[.C8])*[.D8]" office:value-type="float" office:value="0.04">
            <text:p>0,04</text:p>
          </table:table-cell>
          <table:table-cell office:value-type="string">
            <text:p><text:a xlink:href="https://www.reichelt.de/SMD-0805-von-0-bis-910-Ohm/RND-0805-1-200/3/index.html?ACTION=3&amp;LA=2&amp;ARTICLE=183179&amp;GROUPID=7970&amp;artnr=RND+0805+1+200&amp;SEARCH=%2A">https://www.reichelt.de/SMD-0805-von-0-bis-910-Ohm/RND-0805-1-200/3/index.html?ACTION=3&amp;LA=2&amp;ARTICLE=183179&amp;GROUPID=7970&amp;artnr=RND+0805+1+200&amp;SEARCH=*</text:a>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W 330R</text:p>
          </table:table-cell>
          <table:table-cell office:value-type="float" office:value="4">
            <text:p>4</text:p>
          </table:table-cell>
          <table:table-cell office:value-type="float" office:value="0.14">
            <text:p>0,14</text:p>
          </table:table-cell>
          <table:table-cell table:formula="of:=[.A9]*[.D9]" office:value-type="float" office:value="0.56">
            <text:p>0,56</text:p>
          </table:table-cell>
          <table:table-cell table:formula="of:=([.A9]-[.C9])*[.D9]" office:value-type="float" office:value="0">
            <text:p>0</text:p>
          </table:table-cell>
          <table:table-cell table:style-name="Default" office:value-type="string">
            <text:p><text:a xlink:href="https://www.reichelt.de/2W-Metall-1-0-Ohm-820-Ohm/2W-METALL-330/3/index.html?ACTION=3&amp;LA=2&amp;ARTICLE=2344&amp;GROUPID=3083&amp;artnr=2W+METALL+330&amp;SEARCH=%2A">https://www.reichelt.de/2W-Metall-1-0-Ohm-820-Ohm/2W-METALL-330/3/index.html?ACTION=3&amp;LA=2&amp;ARTICLE=2344&amp;GROUPID=3083&amp;artnr=2W+METALL+330&amp;SEARCH=*</text:a>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5W 100mR</text:p>
          </table:table-cell>
          <table:table-cell office:value-type="float" office:value="2">
            <text:p>2</text:p>
          </table:table-cell>
          <table:table-cell office:value-type="float" office:value="0.31">
            <text:p>0,31</text:p>
          </table:table-cell>
          <table:table-cell table:formula="of:=[.A10]*[.D10]" office:value-type="float" office:value="0.62">
            <text:p>0,62</text:p>
          </table:table-cell>
          <table:table-cell table:formula="of:=([.A10]-[.C10])*[.D10]" office:value-type="float" office:value="0">
            <text:p>0</text:p>
          </table:table-cell>
          <table:table-cell table:style-name="Default" office:value-type="string">
            <text:p><text:a xlink:href="https://www.reichelt.de/5-Watt-axial/5W-AXIAL-0-1/3/index.html?ACTION=3&amp;LA=2&amp;ARTICLE=2572&amp;GROUPID=3117&amp;artnr=5W+AXIAL+0,1&amp;SEARCH=%2A">https://www.reichelt.de/5-Watt-axial/5W-AXIAL-0-1/3/index.html?ACTION=3&amp;LA=2&amp;ARTICLE=2572&amp;GROUPID=3117&amp;artnr=5W+AXIAL+0,1&amp;SEARCH=*</text:a>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50V 180µF</text:p>
          </table:table-cell>
          <table:table-cell office:value-type="float" office:value="0">
            <text:p>0</text:p>
          </table:table-cell>
          <table:table-cell office:value-type="float" office:value="0.27">
            <text:p>0,27</text:p>
          </table:table-cell>
          <table:table-cell table:formula="of:=[.A11]*[.D11]" office:value-type="float" office:value="1.08">
            <text:p>1,08</text:p>
          </table:table-cell>
          <table:table-cell table:formula="of:=([.A11]-[.C11])*[.D11]" office:value-type="float" office:value="1.08">
            <text:p>1,08</text:p>
          </table:table-cell>
          <table:table-cell office:value-type="string">
            <text:p><text:a xlink:href="https://www.reichelt.de/Elkos-radial-105-C-1000-5000h/FM-A-180U-50/3/index.html?ACTION=3&amp;LA=2&amp;ARTICLE=200035&amp;GROUPID=4000&amp;artnr=FM-A+180U+50&amp;SEARCH=%2A">https://www.reichelt.de/Elkos-radial-105-C-1000-5000h/FM-A-180U-50/3/index.html?ACTION=3&amp;LA=2&amp;ARTICLE=200035&amp;GROUPID=4000&amp;artnr=FM-A+180U+50&amp;SEARCH=*</text:a>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50V 680µF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table:formula="of:=[.A12]*[.D12]" office:value-type="float" office:value="1.62">
            <text:p>1,62</text:p>
          </table:table-cell>
          <table:table-cell table:formula="of:=([.A12]-[.C12])*[.D12]" office:value-type="float" office:value="0">
            <text:p>0</text:p>
          </table:table-cell>
          <table:table-cell office:value-type="string">
            <text:p><text:a xlink:href="https://www.reichelt.de/Elkos-radial-105-C-1000-5000h/FC-A-680U-50/3/index.html?ACTION=3&amp;LA=2&amp;ARTICLE=199940&amp;GROUPID=4000&amp;artnr=FC-A+680U+50&amp;SEARCH=%2A">https://www.reichelt.de/Elkos-radial-105-C-1000-5000h/FC-A-680U-50/3/index.html?ACTION=3&amp;LA=2&amp;ARTICLE=199940&amp;GROUPID=4000&amp;artnr=FC-A+680U+50&amp;SEARCH=*</text:a>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100nF SMD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formula="of:=[.A13]*[.D13]" office:value-type="float" office:value="0.4">
            <text:p>0,4</text:p>
          </table:table-cell>
          <table:table-cell table:formula="of:=([.A13]-[.C13])*[.D13]" office:value-type="float" office:value="0.4">
            <text:p>0,4</text:p>
          </table:table-cell>
          <table:table-cell office:value-type="string">
            <text:p><text:a xlink:href="https://www.reichelt.de/Vielschicht-SMD-G1206/X7R-1206FCF-100N/3/index.html?ACTION=3&amp;LA=2&amp;ARTICLE=193855&amp;GROUPID=8049&amp;artnr=X7R+1206FCF+100N&amp;SEARCH=%2A">https://www.reichelt.de/Vielschicht-SMD-G1206/X7R-1206FCF-100N/3/index.html?ACTION=3&amp;LA=2&amp;ARTICLE=193855&amp;GROUPID=8049&amp;artnr=X7R+1206FCF+100N&amp;SEARCH=*</text:a>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100pF SMD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formula="of:=[.A14]*[.D14]" office:value-type="float" office:value="0.4">
            <text:p>0,4</text:p>
          </table:table-cell>
          <table:table-cell table:formula="of:=([.A14]-[.C14])*[.D14]" office:value-type="float" office:value="0.4">
            <text:p>0,4</text:p>
          </table:table-cell>
          <table:table-cell office:value-type="string">
            <text:p><text:a xlink:href="https://www.reichelt.de/Vielschicht-SMD-G1206/NPO-1206-BF-100P/3/index.html?ACTION=3&amp;LA=2&amp;ARTICLE=194348&amp;GROUPID=8049&amp;artnr=NPO+1206+BF+100P&amp;SEARCH=%2A">https://www.reichelt.de/Vielschicht-SMD-G1206/NPO-1206-BF-100P/3/index.html?ACTION=3&amp;LA=2&amp;ARTICLE=194348&amp;GROUPID=8049&amp;artnr=NPO+1206+BF+100P&amp;SEARCH=*</text:a>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1N4148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table:formula="of:=[.A15]*[.D15]" office:value-type="float" office:value="0.18">
            <text:p>0,18</text:p>
          </table:table-cell>
          <table:table-cell table:formula="of:=([.A15]-[.C15])*[.D15]" office:value-type="float" office:value="0.18">
            <text:p>0,18</text:p>
          </table:table-cell>
          <table:table-cell office:value-type="string">
            <text:p><text:a xlink:href="https://www.reichelt.de/1N-UF-AA-Dioden/1N-4148-WS/3/index.html?ACTION=3&amp;LA=446&amp;ARTICLE=95197&amp;GROUPID=2987&amp;artnr=1N+4148+WS&amp;SEARCH=1n4148">https://www.reichelt.de/1N-UF-AA-Dioden/1N-4148-WS/3/index.html?ACTION=3&amp;LA=446&amp;ARTICLE=95197&amp;GROUPID=2987&amp;artnr=1N+4148+WS&amp;SEARCH=1n4148</text:a>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47µH Spule</text:p>
          </table:table-cell>
          <table:table-cell office:value-type="float" office:value="2">
            <text:p>2</text:p>
          </table:table-cell>
          <table:table-cell office:value-type="float" office:value="1.99">
            <text:p>1,99</text:p>
          </table:table-cell>
          <table:table-cell table:formula="of:=[.A16]*[.D16]" office:value-type="float" office:value="3.98">
            <text:p>3,98</text:p>
          </table:table-cell>
          <table:table-cell table:formula="of:=([.A16]-[.C16])*[.D16]" office:value-type="float" office:value="0">
            <text:p>0</text:p>
          </table:table-cell>
          <table:table-cell office:value-type="string">
            <text:p><text:a xlink:href="https://www.reichelt.de/Funkentstoerdrosseln-Ringkern/TLC-10A-47-/3/index.html?ACTION=3&amp;LA=2&amp;ARTICLE=105603&amp;GROUPID=3182&amp;artnr=TLC+10A-47µ&amp;SEARCH=%2A">https://www.reichelt.de/Funkentstoerdrosseln-Ringkern/TLC-10A-47-/3/index.html?ACTION=3&amp;LA=2&amp;ARTICLE=105603&amp;GROUPID=3182&amp;artnr=TLC+10A-47µ&amp;SEARCH=*</text:a>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olex mini Fit</text:p>
          </table:table-cell>
          <table:table-cell office:value-type="float" office:value="0">
            <text:p>0</text:p>
          </table:table-cell>
          <table:table-cell office:value-type="float" office:value="0.78">
            <text:p>0,78</text:p>
          </table:table-cell>
          <table:table-cell table:formula="of:=[.A17]*[.D17]" office:value-type="float" office:value="0.78">
            <text:p>0,78</text:p>
          </table:table-cell>
          <table:table-cell table:formula="of:=([.A17]-[.C17])*[.D17]" office:value-type="float" office:value="0.78">
            <text:p>0,78</text:p>
          </table:table-cell>
          <table:table-cell office:value-type="string">
            <text:p><text:a xlink:href="https://www.reichelt.de/Molex-Vielfachsteckverbinder/MOLEX-39281103/3/index.html?ACTION=3&amp;LA=446&amp;ARTICLE=185719&amp;GROUPID=7981&amp;artnr=MOLEX+39281103&amp;SEARCH=Molex+mini+fit">https://www.reichelt.de/Molex-Vielfachsteckverbinder/MOLEX-39281103/3/index.html?ACTION=3&amp;LA=446&amp;ARTICLE=185719&amp;GROUPID=7981&amp;artnr=MOLEX+39281103&amp;SEARCH=Molex+mini+fit</text:a>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oley Gehäuse</text:p>
          </table:table-cell>
          <table:table-cell office:value-type="float" office:value="0">
            <text:p>0</text:p>
          </table:table-cell>
          <table:table-cell office:value-type="float" office:value="0.23">
            <text:p>0,23</text:p>
          </table:table-cell>
          <table:table-cell table:formula="of:=[.A18]*[.D18]" office:value-type="float" office:value="0.23">
            <text:p>0,23</text:p>
          </table:table-cell>
          <table:table-cell table:formula="of:=([.A18]-[.C18])*[.D18]" office:value-type="float" office:value="0.23">
            <text:p>0,23</text:p>
          </table:table-cell>
          <table:table-cell table:style-name="Default" office:value-type="string">
            <text:p><text:a xlink:href="https://www.reichelt.de/Molex-Vielfachsteckverbinder/MOLEX-39012100/3/index.html?ACTION=3&amp;LA=446&amp;ARTICLE=185705&amp;GROUPID=7981&amp;artnr=MOLEX+39012100&amp;SEARCH=Molex+mini+fit">https://www.reichelt.de/Molex-Vielfachsteckverbinder/MOLEX-39012100/3/index.html?ACTION=3&amp;LA=446&amp;ARTICLE=185705&amp;GROUPID=7981&amp;artnr=MOLEX+39012100&amp;SEARCH=Molex+mini+fit</text:a>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rimp Buchse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table:formula="of:=[.A19]*[.D19]" office:value-type="float" office:value="0.8">
            <text:p>0,8</text:p>
          </table:table-cell>
          <table:table-cell table:formula="of:=([.A19]-[.C19])*[.D19]" office:value-type="float" office:value="0.8">
            <text:p>0,8</text:p>
          </table:table-cell>
          <table:table-cell table:style-name="Default" office:value-type="string">
            <text:p><text:a xlink:href="https://www.reichelt.de/Molex-Vielfachsteckverbinder/MOLEX-39000039/3/index.html?ACTION=3&amp;LA=446&amp;ARTICLE=185722&amp;GROUPID=7981&amp;artnr=MOLEX+39000039&amp;SEARCH=Molex+mini+fit">https://www.reichelt.de/Molex-Vielfachsteckverbinder/MOLEX-39000039/3/index.html?ACTION=3&amp;LA=446&amp;ARTICLE=185722&amp;GROUPID=7981&amp;artnr=MOLEX+39000039&amp;SEARCH=Molex+mini+fit</text:a>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Klemme</text:p>
          </table:table-cell>
          <table:table-cell office:value-type="float" office:value="0">
            <text:p>0</text:p>
          </table:table-cell>
          <table:table-cell office:value-type="float" office:value="0.44">
            <text:p>0,44</text:p>
          </table:table-cell>
          <table:table-cell table:formula="of:=[.A20]*[.D20]" office:value-type="float" office:value="1.76">
            <text:p>1,76</text:p>
          </table:table-cell>
          <table:table-cell table:formula="of:=([.A20]-[.C20])*[.D20]" office:value-type="float" office:value="1.76">
            <text:p>1,76</text:p>
          </table:table-cell>
          <table:table-cell table:style-name="Default" office:value-type="string">
            <text:p><text:a xlink:href="https://www.reichelt.de/Federkraftklemmen/AST-021-02/3/index.html?ACTION=3&amp;LA=2&amp;ARTICLE=72166&amp;GROUPID=7545&amp;artnr=AST+021-02&amp;SEARCH=%2A">https://www.reichelt.de/Federkraftklemmen/AST-021-02/3/index.html?ACTION=3&amp;LA=2&amp;ARTICLE=72166&amp;GROUPID=7545&amp;artnr=AST+021-02&amp;SEARCH=*</text:a></text:p>
          </table:table-cell>
          <table:table-cell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8" office:value-type="string">
            <text:p>Spule 6,8mH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49">
            <text:p>0,49</text:p>
          </table:table-cell>
          <table:table-cell table:style-name="ce8" table:formula="of:=[.A21]*[.D21]" office:value-type="float" office:value="0.98">
            <text:p>0,98</text:p>
          </table:table-cell>
          <table:table-cell table:style-name="ce8" table:formula="of:=([.A21]-[.C21])*[.D21]" office:value-type="float" office:value="0.98">
            <text:p>0,98</text:p>
          </table:table-cell>
          <table:table-cell table:style-name="Default" office:value-type="string">
            <text:p><text:a xlink:href="https://www.reichelt.de/Fest-Induktivitaeten-axial/L-XHBCC-6-8M/3/index.html?ACTION=3&amp;LA=2&amp;ARTICLE=138559&amp;GROUPID=3179&amp;artnr=L-XHBCC+6,8M&amp;SEARCH=%2A">https://www.reichelt.de/Fest-Induktivitaeten-axial/L-XHBCC-6-8M/3/index.html?ACTION=3&amp;LA=2&amp;ARTICLE=138559&amp;GROUPID=3179&amp;artnr=L-XHBCC+6,8M&amp;SEARCH=*</text:a></text:p>
          </table:table-cell>
          <table:table-cell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9" office:value-type="string">
            <text:p>Platine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13">
            <text:p>1,13</text:p>
          </table:table-cell>
          <table:table-cell table:style-name="ce9" table:formula="of:=[.A22]*[.D22]" office:value-type="float" office:value="1.13">
            <text:p>1,13</text:p>
          </table:table-cell>
          <table:table-cell table:style-name="ce9" table:formula="of:=([.A22]-[.C22])*[.D22]" office:value-type="float" office:value="0">
            <text:p>0</text:p>
          </table:table-cell>
          <table:table-cell table:style-name="Default"/>
          <table:table-cell/>
        </table:table-row>
        <table:table-row table:style-name="ro2">
          <table:table-cell table:style-name="ce6" office:value-type="string">
            <text:p>Kosten pro Stück</text:p>
          </table:table-cell>
          <table:table-cell table:style-name="ce8" table:number-columns-repeated="3"/>
          <table:table-cell table:formula="of:=SUM([.E3:.E22])" office:value-type="float" office:value="17.6">
            <text:p>17,6</text:p>
          </table:table-cell>
          <table:table-cell table:style-name="ce8" table:formula="of:=SUM([.F3:.F22])" office:value-type="float" office:value="8.83">
            <text:p>8,83</text:p>
          </table:table-cell>
          <table:table-cell table:style-name="Default"/>
          <table:table-cell/>
        </table:table-row>
        <table:table-row table:style-name="ro2">
          <table:table-cell table:style-name="Default" office:value-type="string">
            <text:p>Benötigte Stückzahl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7" office:value-type="string">
            <text:p>Total</text:p>
          </table:table-cell>
          <table:table-cell table:style-name="ce10"/>
          <table:table-cell table:number-columns-repeated="2"/>
          <table:table-cell table:formula="of:=[.C24]*[.E23]" office:value-type="float" office:value="70.4">
            <text:p>70,4</text:p>
          </table:table-cell>
          <table:table-cell table:formula="of:=[.F23]*[.C24]" office:value-type="float" office:value="35.32">
            <text:p>35,32</text:p>
          </table:table-cell>
          <table:table-cell table:style-name="Default"/>
          <table:table-cell/>
        </table:table-row>
      </table:table>
      <table:table table:name="PWM-Modul &amp; Portexpander" table:style-name="ta1">
        <office:forms form:automatic-focus="false" form:apply-design-mode="false"/>
        <table:table-column table:style-name="co8" table:default-cell-style-name="ce3"/>
        <table:table-column table:style-name="co9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table:number-columns-spanned="8" table:number-rows-spanned="1">
            <text:p>PWM-Modul &amp; Portexpander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Default" office:value-type="string">
            <text:p>Menge </text:p>
          </table:table-cell>
          <table:table-cell office:value-type="string">
            <text:p>Name</text:p>
          </table:table-cell>
          <table:table-cell office:value-type="string">
            <text:p>Bestand</text:p>
          </table:table-cell>
          <table:table-cell office:value-type="string">
            <text:p>Kosten</text:p>
          </table:table-cell>
          <table:table-cell office:value-type="string">
            <text:p>Summe total</text:p>
          </table:table-cell>
          <table:table-cell office:value-type="string">
            <text:p>Summe Rest</text:p>
          </table:table-cell>
          <table:table-cell office:value-type="string">
            <text:p>Link</text:p>
          </table:table-cell>
          <table:table-cell table:number-columns-repeated="5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formula="of:=[.A3]*[.D3]" office:value-type="float" office:value="0.28">
            <text:p>0,28</text:p>
          </table:table-cell>
          <table:table-cell table:formula="of:=([.A3]-[.C3])*[.D3]" office:value-type="float" office:value="0.28">
            <text:p>0,28</text:p>
          </table:table-cell>
          <table:table-cell table:style-name="ce11" office:value-type="string">
            <text:p><text:a xlink:href="https://www.reichelt.de/Vielschicht-SMD-G1206/X7R-1206FCF-100N/3/index.html?ACTION=3&amp;LA=2&amp;ARTICLE=193855&amp;GROUPID=8049&amp;artnr=X7R+1206FCF+100N&amp;SEARCH=%2A">https://www.reichelt.de/Vielschicht-SMD-G1206/X7R-1206FCF-100N/3/index.html?ACTION=3&amp;LA=2&amp;ARTICLE=193855&amp;GROUPID=8049&amp;artnr=X7R+1206FCF+100N&amp;SEARCH=*</text:a></text:p>
          </table:table-cell>
          <table:table-cell table:number-columns-repeated="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16V 10µF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formula="of:=[.A4]*[.D4]" office:value-type="float" office:value="0.24">
            <text:p>0,24</text:p>
          </table:table-cell>
          <table:table-cell table:formula="of:=([.A4]-[.C4])*[.D4]" office:value-type="float" office:value="0.24">
            <text:p>0,24</text:p>
          </table:table-cell>
          <table:table-cell table:style-name="ce11" office:value-type="string">
            <text:p><text:a xlink:href="https://www.reichelt.de/Vielschicht-SMD-G1206/Y5V-1206-DD-10U/3/index.html?ACTION=3&amp;LA=2&amp;ARTICLE=194463&amp;GROUPID=8049&amp;artnr=Y5V+1206+DD+10U&amp;SEARCH=%2A">https://www.reichelt.de/Vielschicht-SMD-G1206/Y5V-1206-DD-10U/3/index.html?ACTION=3&amp;LA=2&amp;ARTICLE=194463&amp;GROUPID=8049&amp;artnr=Y5V+1206+DD+10U&amp;SEARCH=*</text:a>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ULN2803</text:p>
          </table:table-cell>
          <table:table-cell office:value-type="float" office:value="2">
            <text:p>2</text:p>
          </table:table-cell>
          <table:table-cell office:value-type="float" office:value="0.4">
            <text:p>0,4</text:p>
          </table:table-cell>
          <table:table-cell table:formula="of:=[.A5]*[.D5]" office:value-type="float" office:value="0.8">
            <text:p>0,8</text:p>
          </table:table-cell>
          <table:table-cell table:formula="of:=([.A5]-[.C5])*[.D5]" office:value-type="float" office:value="0">
            <text:p>0</text:p>
          </table:table-cell>
          <table:table-cell table:style-name="ce11" office:value-type="string">
            <text:p><text:a xlink:href="https://www.reichelt.de/ICs-U-ZTK-/ULN-2803-D/3/index.html?ACTION=3&amp;LA=446&amp;ARTICLE=39779&amp;GROUPID=2921&amp;artnr=ULN+2803+D&amp;SEARCH=ULN2803">https://www.reichelt.de/ICs-U-ZTK-/ULN-2803-D/3/index.html?ACTION=3&amp;LA=446&amp;ARTICLE=39779&amp;GROUPID=2921&amp;artnr=ULN+2803+D&amp;SEARCH=ULN2803</text:a></text:p>
          </table:table-cell>
          <table:table-cell table:number-columns-repeated="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CP23017</text:p>
          </table:table-cell>
          <table:table-cell office:value-type="float" office:value="1">
            <text:p>1</text:p>
          </table:table-cell>
          <table:table-cell office:value-type="float" office:value="1.048">
            <text:p>1,048</text:p>
          </table:table-cell>
          <table:table-cell table:formula="of:=[.A6]*[.D6]" office:value-type="float" office:value="1.048">
            <text:p>1,048</text:p>
          </table:table-cell>
          <table:table-cell table:formula="of:=([.A6]-[.C6])*[.D6]" office:value-type="float" office:value="0">
            <text:p>0</text:p>
          </table:table-cell>
          <table:table-cell office:value-type="string">
            <text:p><text:a xlink:href="https://de.rs-online.com/web/p/i-o-expander/0403816/">https://de.rs-online.com/web/p/i-o-expander/0403816/</text:a></text:p>
          </table:table-cell>
          <table:table-cell table:number-columns-repeated="3"/>
          <table:table-cell table:style-name="ce11"/>
          <table:table-cell office:value-type="string">
            <text:p><text:a xlink:href="https://www.reichelt.de/ICs-MCP-1-2-/MCP-23016-I-SO/3/index.html?ACTION=3&amp;LA=446&amp;ARTICLE=89337&amp;GROUPID=5471&amp;artnr=MCP+23016-I/SO&amp;SEARCH=MCP230">https://www.reichelt.de/ICs-MCP-1-2-/MCP-23016-I-SO/3/index.html?ACTION=3&amp;LA=446&amp;ARTICLE=89337&amp;GROUPID=5471&amp;artnr=MCP+23016-I/SO&amp;SEARCH=MCP230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CA9635</text:p>
          </table:table-cell>
          <table:table-cell office:value-type="float" office:value="1">
            <text:p>1</text:p>
          </table:table-cell>
          <table:table-cell office:value-type="float" office:value="2.32">
            <text:p>2,32</text:p>
          </table:table-cell>
          <table:table-cell table:formula="of:=[.A7]*[.D7]" office:value-type="float" office:value="2.32">
            <text:p>2,32</text:p>
          </table:table-cell>
          <table:table-cell table:formula="of:=([.A7]-[.C7])*[.D7]" office:value-type="float" office:value="0">
            <text:p>0</text:p>
          </table:table-cell>
          <table:table-cell table:style-name="ce11" office:value-type="string">
            <text:p><text:a xlink:href="https://de.rs-online.com/web/p/led-anzeigen-treiber/0510897/">https://de.rs-online.com/web/p/led-anzeigen-treiber/0510897/</text:a></text:p>
          </table:table-cell>
          <table:table-cell table:number-columns-repeated="5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IRLML0030</text:p>
          </table:table-cell>
          <table:table-cell office:value-type="float" office:value="0">
            <text:p>0</text:p>
          </table:table-cell>
          <table:table-cell office:value-type="float" office:value="0.18">
            <text:p>0,18</text:p>
          </table:table-cell>
          <table:table-cell table:formula="of:=[.A8]*[.D8]" office:value-type="float" office:value="2.88">
            <text:p>2,88</text:p>
          </table:table-cell>
          <table:table-cell table:formula="of:=([.A8]-[.C8])*[.D8]" office:value-type="float" office:value="2.88">
            <text:p>2,88</text:p>
          </table:table-cell>
          <table:table-cell table:style-name="ce11" office:value-type="string">
            <text:p><text:a xlink:href="https://www.reichelt.de/IRL-IRFZ-Transistoren/IRLML-0030/3/index.html?ACTION=3&amp;LA=2&amp;ARTICLE=132137&amp;GROUPID=2896&amp;artnr=IRLML+0030&amp;SEARCH=%2A">https://www.reichelt.de/IRL-IRFZ-Transistoren/IRLML-0030/3/index.html?ACTION=3&amp;LA=2&amp;ARTICLE=132137&amp;GROUPID=2896&amp;artnr=IRLML+0030&amp;SEARCH=*</text:a></text:p>
          </table:table-cell>
          <table:table-cell table:number-columns-repeated="4"/>
          <table:table-cell table:style-name="ce12" office:value-type="string">
            <text:p>Als gute alternative zum NDS355 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82B715</text:p>
          </table:table-cell>
          <table:table-cell office:value-type="float" office:value="0">
            <text:p>0</text:p>
          </table:table-cell>
          <table:table-cell office:value-type="float" office:value="1.82">
            <text:p>1,82</text:p>
          </table:table-cell>
          <table:table-cell table:formula="of:=[.A9]*[.D9]" office:value-type="float" office:value="1.82">
            <text:p>1,82</text:p>
          </table:table-cell>
          <table:table-cell table:formula="of:=([.A9]-[.C9])*[.D9]" office:value-type="float" office:value="1.82">
            <text:p>1,82</text:p>
          </table:table-cell>
          <table:table-cell office:value-type="string">
            <text:p><text:a xlink:href="https://de.rs-online.com/web/p/bus-puffer/8122656/">https://de.rs-online.com/web/p/bus-puffer/8122656/</text:a></text:p>
          </table:table-cell>
          <table:table-cell table:number-columns-repeated="5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BAV99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table:formula="of:=[.A10]*[.D10]" office:value-type="float" office:value="0.12">
            <text:p>0,12</text:p>
          </table:table-cell>
          <table:table-cell table:formula="of:=([.A10]-[.C10])*[.D10]" office:value-type="float" office:value="0.12">
            <text:p>0,12</text:p>
          </table:table-cell>
          <table:table-cell office:value-type="string">
            <text:p><text:a xlink:href="https://www.reichelt.de/BA-BAY-BB-Dioden/BAV-99-SMD/3/index.html?ACTION=3&amp;LA=446&amp;ARTICLE=41910&amp;GROUPID=2988&amp;artnr=BAV+99+SMD&amp;SEARCH=Bav99">https://www.reichelt.de/BA-BAY-BB-Dioden/BAV-99-SMD/3/index.html?ACTION=3&amp;LA=446&amp;ARTICLE=41910&amp;GROUPID=2988&amp;artnr=BAV+99+SMD&amp;SEARCH=Bav99</text:a>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Widerstand</text:p>
          </table:table-cell>
          <table:table-cell office:value-type="float" office:value="0">
            <text:p>0</text:p>
          </table:table-cell>
          <table:table-cell office:value-type="float" office:value="0.878">
            <text:p>0,878</text:p>
          </table:table-cell>
          <table:table-cell table:formula="of:=[.A11]*[.D11]" office:value-type="float" office:value="2.634">
            <text:p>2,634</text:p>
          </table:table-cell>
          <table:table-cell table:formula="of:=([.A11]-[.C11])*[.D11]" office:value-type="float" office:value="2.634">
            <text:p>2,634</text:p>
          </table:table-cell>
          <table:table-cell table:style-name="ce11" office:value-type="string">
            <text:p><text:a xlink:href="https://de.rs-online.com/web/p/widerstand-arrays/7884063/">https://de.rs-online.com/web/p/widerstand-arrays/7884063/</text:a></text:p>
          </table:table-cell>
          <table:table-cell table:number-columns-repeated="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SB A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table:formula="of:=[.A12]*[.D12]" office:value-type="float" office:value="0.2">
            <text:p>0,2</text:p>
          </table:table-cell>
          <table:table-cell table:formula="of:=([.A12]-[.C12])*[.D12]" office:value-type="float" office:value="0.2">
            <text:p>0,2</text:p>
          </table:table-cell>
          <table:table-cell table:style-name="ce11" office:value-type="string">
            <text:p><text:a xlink:href="https://www.reichelt.de/USB-Einbauverbinder/USB-AW/3/index.html?ACTION=3&amp;LA=2&amp;ARTICLE=22184&amp;GROUPID=7530&amp;artnr=USB+AW&amp;SEARCH=%2A">https://www.reichelt.de/USB-Einbauverbinder/USB-AW/3/index.html?ACTION=3&amp;LA=2&amp;ARTICLE=22184&amp;GROUPID=7530&amp;artnr=USB+AW&amp;SEARCH=*</text:a></text:p>
          </table:table-cell>
          <table:table-cell table:number-columns-repeated="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SB B</text:p>
          </table:table-cell>
          <table:table-cell office:value-type="float" office:value="0">
            <text:p>0</text:p>
          </table:table-cell>
          <table:table-cell office:value-type="float" office:value="0.58">
            <text:p>0,58</text:p>
          </table:table-cell>
          <table:table-cell table:formula="of:=[.A13]*[.D13]" office:value-type="float" office:value="0.58">
            <text:p>0,58</text:p>
          </table:table-cell>
          <table:table-cell table:formula="of:=([.A13]-[.C13])*[.D13]" office:value-type="float" office:value="0.58">
            <text:p>0,58</text:p>
          </table:table-cell>
          <table:table-cell table:style-name="ce11" office:value-type="string">
            <text:p><text:a xlink:href="https://www.reichelt.de/USB-Einbauverbinder/LUM-2411-02/3/index.html?ACTION=3&amp;LA=2&amp;ARTICLE=116160&amp;GROUPID=7530&amp;artnr=LUM+2411-02&amp;SEARCH=%2A">https://www.reichelt.de/USB-Einbauverbinder/LUM-2411-02/3/index.html?ACTION=3&amp;LA=2&amp;ARTICLE=116160&amp;GROUPID=7530&amp;artnr=LUM+2411-02&amp;SEARCH=*</text:a></text:p>
          </table:table-cell>
          <table:table-cell table:number-columns-repeated="5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3,9KR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[.A14]*[.D14]" office:value-type="float" office:value="0.48">
            <text:p>0,48</text:p>
          </table:table-cell>
          <table:table-cell table:formula="of:=([.A14]-[.C14])*[.D14]" office:value-type="float" office:value="0.48">
            <text:p>0,48</text:p>
          </table:table-cell>
          <table:table-cell table:style-name="ce11" office:value-type="string">
            <text:p><text:a xlink:href="https://www.reichelt.de/SMD-0805-von-1-bis-910-kOhm/RND-0805-1-3-9K/3/index.html?ACTION=3&amp;LA=2&amp;ARTICLE=183242&amp;GROUPID=7971&amp;artnr=RND+0805+1+3,9K&amp;SEARCH=%2A">https://www.reichelt.de/SMD-0805-von-1-bis-910-kOhm/RND-0805-1-3-9K/3/index.html?ACTION=3&amp;LA=2&amp;ARTICLE=183242&amp;GROUPID=7971&amp;artnr=RND+0805+1+3,9K&amp;SEARCH=*</text:a></text:p>
          </table:table-cell>
          <table:table-cell table:number-columns-repeated="5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1KR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[.A15]*[.D15]" office:value-type="float" office:value="0.08">
            <text:p>0,08</text:p>
          </table:table-cell>
          <table:table-cell table:formula="of:=([.A15]-[.C15])*[.D15]" office:value-type="float" office:value="0.08">
            <text:p>0,08</text:p>
          </table:table-cell>
          <table:table-cell table:style-name="ce11" office:value-type="string">
            <text:p><text:a xlink:href="https://www.reichelt.de/SMD-0805-von-1-bis-910-kOhm/RND-0805-1-1-0K/3/index.html?ACTION=3&amp;LA=3&amp;ARTICLE=183228&amp;GROUPID=7971&amp;trstct=vrt_pdn">https://www.reichelt.de/SMD-0805-von-1-bis-910-kOhm/RND-0805-1-1-0K/3/index.html?ACTION=3&amp;LA=3&amp;ARTICLE=183228&amp;GROUPID=7971&amp;trstct=vrt_pdn</text:a></text:p>
          </table:table-cell>
          <table:table-cell table:number-columns-repeated="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olex Mini Fit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.A16]*[.D16]" office:value-type="float" office:value="21">
            <text:p>21</text:p>
          </table:table-cell>
          <table:table-cell table:formula="of:=([.A16]-[.C16])*[.D16]" office:value-type="float" office:value="21">
            <text:p>21</text:p>
          </table:table-cell>
          <table:table-cell table:style-name="ce11" office:value-type="string">
            <text:p><text:a xlink:href="https://www.reichelt.de/Molex-Vielfachsteckverbinder/MOLEX-39281043/3/index.html?ACTION=3&amp;LA=2&amp;ARTICLE=185716&amp;GROUPID=7981&amp;artnr=MOLEX+39281043&amp;SEARCH=%2A">https://www.reichelt.de/Molex-Vielfachsteckverbinder/MOLEX-39281043/3/index.html?ACTION=3&amp;LA=2&amp;ARTICLE=185716&amp;GROUPID=7981&amp;artnr=MOLEX+39281043&amp;SEARCH=*</text:a></text:p>
          </table:table-cell>
          <table:table-cell table:number-columns-repeated="5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rimp Buchse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table:formula="of:=[.A17]*[.D17]" office:value-type="float" office:value="0.32">
            <text:p>0,32</text:p>
          </table:table-cell>
          <table:table-cell table:formula="of:=([.A17]-[.C17])*[.D17]" office:value-type="float" office:value="0.32">
            <text:p>0,32</text:p>
          </table:table-cell>
          <table:table-cell office:value-type="string">
            <text:p><text:a xlink:href="https://www.reichelt.de/Molex-Vielfachsteckverbinder/MOLEX-39000039/3/index.html?ACTION=3&amp;LA=446&amp;ARTICLE=185722&amp;GROUPID=7981&amp;artnr=MOLEX+39000039&amp;SEARCH=Molex+mini+fit">https://www.reichelt.de/Molex-Vielfachsteckverbinder/MOLEX-39000039/3/index.html?ACTION=3&amp;LA=446&amp;ARTICLE=185722&amp;GROUPID=7981&amp;artnr=MOLEX+39000039&amp;SEARCH=Molex+mini+fit</text:a></text:p>
          </table:table-cell>
          <table:table-cell table:number-columns-repeated="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olex Gehäuse</text:p>
          </table:table-cell>
          <table:table-cell office:value-type="float" office:value="0">
            <text:p>0</text:p>
          </table:table-cell>
          <table:table-cell office:value-type="float" office:value="0.11">
            <text:p>0,11</text:p>
          </table:table-cell>
          <table:table-cell table:formula="of:=[.A18]*[.D18]" office:value-type="float" office:value="0.11">
            <text:p>0,11</text:p>
          </table:table-cell>
          <table:table-cell table:formula="of:=([.A18]-[.C18])*[.D18]" office:value-type="float" office:value="0.11">
            <text:p>0,11</text:p>
          </table:table-cell>
          <table:table-cell office:value-type="string">
            <text:p><text:a xlink:href="https://www.reichelt.de/Molex-Vielfachsteckverbinder/MOLEX-39012040/3/index.html?ACTION=3&amp;LA=2&amp;ARTICLE=185702&amp;GROUPID=7981&amp;artnr=MOLEX+39012040&amp;SEARCH=%2A">https://www.reichelt.de/Molex-Vielfachsteckverbinder/MOLEX-39012040/3/index.html?ACTION=3&amp;LA=2&amp;ARTICLE=185702&amp;GROUPID=7981&amp;artnr=MOLEX+39012040&amp;SEARCH=*</text:a>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CB Header</text:p>
          </table:table-cell>
          <table:table-cell office:value-type="float" office:value="0">
            <text:p>0</text:p>
          </table:table-cell>
          <table:table-cell office:value-type="float" office:value="0.36">
            <text:p>0,36</text:p>
          </table:table-cell>
          <table:table-cell table:formula="of:=[.A19]*[.D19]" office:value-type="float" office:value="0.72">
            <text:p>0,72</text:p>
          </table:table-cell>
          <table:table-cell table:formula="of:=([.A19]-[.C19])*[.D19]" office:value-type="float" office:value="0.72">
            <text:p>0,72</text:p>
          </table:table-cell>
          <table:table-cell office:value-type="string">
            <text:p><text:a xlink:href="https://www.reichelt.de/RND-connect/RND-205-00139/3/index.html?ACTION=3&amp;LA=2&amp;ARTICLE=170457&amp;GROUPID=7552&amp;artnr=RND+205-00139&amp;SEARCH=%2A">https://www.reichelt.de/RND-connect/RND-205-00139/3/index.html?ACTION=3&amp;LA=2&amp;ARTICLE=170457&amp;GROUPID=7552&amp;artnr=RND+205-00139&amp;SEARCH=*</text:a>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Stecker Header</text:p>
          </table:table-cell>
          <table:table-cell office:value-type="float" office:value="0">
            <text:p>0</text:p>
          </table:table-cell>
          <table:table-cell office:value-type="float" office:value="0.99">
            <text:p>0,99</text:p>
          </table:table-cell>
          <table:table-cell table:formula="of:=[.A20]*[.D20]" office:value-type="float" office:value="1.98">
            <text:p>1,98</text:p>
          </table:table-cell>
          <table:table-cell table:formula="of:=([.A20]-[.C20])*[.D20]" office:value-type="float" office:value="1.98">
            <text:p>1,98</text:p>
          </table:table-cell>
          <table:table-cell office:value-type="string">
            <text:p><text:a xlink:href="https://www.reichelt.de/RND-connect/RND-205-00128/3/index.html?ACTION=3&amp;LA=2&amp;ARTICLE=170366&amp;GROUPID=7552&amp;artnr=RND+205-00128&amp;SEARCH=%2A">https://www.reichelt.de/RND-connect/RND-205-00128/3/index.html?ACTION=3&amp;LA=2&amp;ARTICLE=170366&amp;GROUPID=7552&amp;artnr=RND+205-00128&amp;SEARCH=*</text:a></text:p>
          </table:table-cell>
          <table:table-cell table:number-columns-repeated="5"/>
        </table:table-row>
        <table:table-row table:style-name="ro2">
          <table:table-cell table:style-name="ce4"/>
          <table:table-cell table:style-name="ce8"/>
          <table:table-cell table:number-columns-repeated="2" table:style-name="ce8"/>
          <table:table-cell table:style-name="ce8" table:formula="of:=[.A21]*[.D21]" office:value-type="float" office:value="0">
            <text:p>0</text:p>
          </table:table-cell>
          <table:table-cell table:style-name="ce8" table:formula="of:=([.A21]-[.C21])*[.D21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5"/>
          <table:table-cell table:style-name="ce9"/>
          <table:table-cell table:number-columns-repeated="2" table:style-name="ce9"/>
          <table:table-cell table:style-name="ce9" table:formula="of:=[.A22]*[.D22]" office:value-type="float" office:value="0">
            <text:p>0</text:p>
          </table:table-cell>
          <table:table-cell table:style-name="ce9" table:formula="of:=([.A22]-[.C22])*[.D2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6" office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formula="of:=SUM([.E3:.E22])" office:value-type="float" office:value="37.612">
            <text:p>37,612</text:p>
          </table:table-cell>
          <table:table-cell table:style-name="ce8" table:formula="of:=SUM([.F3:.F22])" office:value-type="float" office:value="33.444">
            <text:p>33,444</text:p>
          </table:table-cell>
          <table:table-cell table:number-columns-repeated="6"/>
        </table:table-row>
        <table:table-row table:style-name="ro2">
          <table:table-cell table:style-name="Default" office:value-type="string">
            <text:p>benötigte Stückzahl: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table:style-name="ce7" office:value-type="string">
            <text:p>Total</text:p>
          </table:table-cell>
          <table:table-cell table:number-columns-repeated="3"/>
          <table:table-cell table:formula="of:=[.C24]*[.E23]" office:value-type="float" office:value="75.224">
            <text:p>75,224</text:p>
          </table:table-cell>
          <table:table-cell table:formula="of:=[.F23]*[.C24]" office:value-type="float" office:value="66.888">
            <text:p>66,888</text:p>
          </table:table-cell>
          <table:table-cell table:number-columns-repeated="6"/>
        </table:table-row>
      </table:table>
      <table:table table:name="PI Erweiterung" table:style-name="ta1" table:print="false">
        <office:forms form:automatic-focus="false" form:apply-design-mode="false"/>
        <table:table-column table:style-name="co3" table:default-cell-style-name="ce3"/>
        <table:table-column table:style-name="co3" table:number-columns-repeated="3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8" table:number-rows-spanned="1">
            <text:p>PI Erweiterung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2">
          <table:table-cell table:style-name="Default" office:value-type="string">
            <text:p>Menge </text:p>
          </table:table-cell>
          <table:table-cell office:value-type="string">
            <text:p>Name</text:p>
          </table:table-cell>
          <table:table-cell office:value-type="string">
            <text:p>Bestand</text:p>
          </table:table-cell>
          <table:table-cell office:value-type="string">
            <text:p>Kosten</text:p>
          </table:table-cell>
          <table:table-cell table:style-name="Default" office:value-type="string">
            <text:p>Summe total</text:p>
          </table:table-cell>
          <table:table-cell table:style-name="Default" office:value-type="string">
            <text:p>Summe Rest</text:p>
          </table:table-cell>
          <table:table-cell office:value-type="string">
            <text:p>Link</text:p>
          </table:table-cell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3]*[.D3]" office:value-type="float" office:value="0">
            <text:p>0</text:p>
          </table:table-cell>
          <table:table-cell table:formula="of:=([.A3]-[.C3])*[.D3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4]*[.D4]" office:value-type="float" office:value="0">
            <text:p>0</text:p>
          </table:table-cell>
          <table:table-cell table:formula="of:=([.A4]-[.C4])*[.D4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5]*[.D5]" office:value-type="float" office:value="0">
            <text:p>0</text:p>
          </table:table-cell>
          <table:table-cell table:formula="of:=([.A5]-[.C5])*[.D5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6]*[.D6]" office:value-type="float" office:value="0">
            <text:p>0</text:p>
          </table:table-cell>
          <table:table-cell table:formula="of:=([.A6]-[.C6])*[.D6]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/>
          <table:table-cell table:number-columns-repeated="2"/>
          <table:table-cell table:formula="of:=[.A7]*[.D7]" office:value-type="float" office:value="0">
            <text:p>0</text:p>
          </table:table-cell>
          <table:table-cell table:formula="of:=([.A7]-[.C7])*[.D7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8]*[.D8]" office:value-type="float" office:value="0">
            <text:p>0</text:p>
          </table:table-cell>
          <table:table-cell table:formula="of:=([.A8]-[.C8])*[.D8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9]*[.D9]" office:value-type="float" office:value="0">
            <text:p>0</text:p>
          </table:table-cell>
          <table:table-cell table:formula="of:=([.A9]-[.C9])*[.D9]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/>
          <table:table-cell table:number-columns-repeated="2"/>
          <table:table-cell table:formula="of:=[.A10]*[.D10]" office:value-type="float" office:value="0">
            <text:p>0</text:p>
          </table:table-cell>
          <table:table-cell table:formula="of:=([.A10]-[.C10])*[.D10]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/>
          <table:table-cell table:number-columns-repeated="2"/>
          <table:table-cell table:formula="of:=[.A11]*[.D11]" office:value-type="float" office:value="0">
            <text:p>0</text:p>
          </table:table-cell>
          <table:table-cell table:formula="of:=([.A11]-[.C11])*[.D11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12]*[.D12]" office:value-type="float" office:value="0">
            <text:p>0</text:p>
          </table:table-cell>
          <table:table-cell table:formula="of:=([.A12]-[.C12])*[.D12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13]*[.D13]" office:value-type="float" office:value="0">
            <text:p>0</text:p>
          </table:table-cell>
          <table:table-cell table:formula="of:=([.A13]-[.C13])*[.D13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14]*[.D14]" office:value-type="float" office:value="0">
            <text:p>0</text:p>
          </table:table-cell>
          <table:table-cell table:formula="of:=([.A14]-[.C14])*[.D14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15]*[.D15]" office:value-type="float" office:value="0">
            <text:p>0</text:p>
          </table:table-cell>
          <table:table-cell table:formula="of:=([.A15]-[.C15])*[.D15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16]*[.D16]" office:value-type="float" office:value="0">
            <text:p>0</text:p>
          </table:table-cell>
          <table:table-cell table:formula="of:=([.A16]-[.C16])*[.D16]" office:value-type="float" office:value="0">
            <text:p>0</text:p>
          </table:table-cell>
          <table:table-cell table:style-name="ce11"/>
          <table:table-cell/>
        </table:table-row>
        <table:table-row table:style-name="ro2">
          <table:table-cell/>
          <table:table-cell/>
          <table:table-cell table:number-columns-repeated="2"/>
          <table:table-cell table:formula="of:=[.A17]*[.D17]" office:value-type="float" office:value="0">
            <text:p>0</text:p>
          </table:table-cell>
          <table:table-cell table:formula="of:=([.A17]-[.C17])*[.D17]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/>
          <table:table-cell table:number-columns-repeated="2"/>
          <table:table-cell table:formula="of:=[.A18]*[.D18]" office:value-type="float" office:value="0">
            <text:p>0</text:p>
          </table:table-cell>
          <table:table-cell table:formula="of:=([.A18]-[.C18])*[.D18]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/>
          <table:table-cell table:number-columns-repeated="2"/>
          <table:table-cell table:formula="of:=[.A19]*[.D19]" office:value-type="float" office:value="0">
            <text:p>0</text:p>
          </table:table-cell>
          <table:table-cell table:formula="of:=([.A19]-[.C19])*[.D19]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/>
          <table:table-cell table:number-columns-repeated="2"/>
          <table:table-cell table:formula="of:=[.A20]*[.D20]" office:value-type="float" office:value="0">
            <text:p>0</text:p>
          </table:table-cell>
          <table:table-cell table:formula="of:=([.A20]-[.C20])*[.D2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8"/>
          <table:table-cell table:number-columns-repeated="2" table:style-name="ce8"/>
          <table:table-cell table:formula="of:=[.A21]*[.D21]" office:value-type="float" office:value="0">
            <text:p>0</text:p>
          </table:table-cell>
          <table:table-cell table:formula="of:=([.A21]-[.C21])*[.D2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5"/>
          <table:table-cell table:style-name="ce9"/>
          <table:table-cell table:number-columns-repeated="2" table:style-name="ce9"/>
          <table:table-cell table:formula="of:=[.A22]*[.D22]" office:value-type="float" office:value="0">
            <text:p>0</text:p>
          </table:table-cell>
          <table:table-cell table:formula="of:=([.A22]-[.C22])*[.D2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6" office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style-name="ce13" table:formula="of:=SUM([.E3:.E22])" office:value-type="float" office:value="0">
            <text:p>0</text:p>
          </table:table-cell>
          <table:table-cell table:style-name="ce13" table:formula="of:=SUM([.F3:.F22])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benötigte Stückzahl:</text:p>
          </table:table-cell>
          <table:table-cell/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7" office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0">
            <text:p>0</text:p>
          </table:table-cell>
          <table:table-cell table:style-name="Default" table:formula="of:=[.F23]*[.C24]" office:value-type="float" office:value="0">
            <text:p>0</text:p>
          </table:table-cell>
          <table:table-cell table:number-columns-repeated="2"/>
        </table:table-row>
      </table:table>
      <table:database-ranges>
        <table:database-range table:target-range-address="'PWM-Modul &amp; Portexpander'.A1:'PWM-Modul &amp; Portexpander'.G2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12.12.2017</text:date>, <text:time>20:30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24:56.97</meta:creation-date>
    <dc:date>2017-12-12T20:30:38.03</dc:date>
    <meta:editing-duration>PT2H40M24S</meta:editing-duration>
    <meta:editing-cycles>10</meta:editing-cycles>
    <meta:generator>OpenOffice/4.1.3$Win32 OpenOffice.org_project/413m1$Build-9783</meta:generator>
    <meta:document-statistic meta:table-count="4" meta:cell-count="461" meta:object-count="0"/>
  </office:meta>
</office:document-meta>
</file>